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5.23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 (a 35cm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Último: Tiempo (s)</text:p>
          </table:table-cell>
          <table:table-cell office:value-type="string" calcext:value-type="string">
            <text:p>Último: Campo magnético (mT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11260984496" calcext:value-type="float">
            <text:p>0,00311260984496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0.00350333022694" calcext:value-type="float">
            <text:p>0,0035033302269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330797003595" calcext:value-type="float">
            <text:p>0,00330797003595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0389405060893" calcext:value-type="float">
            <text:p>0,00389405060893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0311260984496" calcext:value-type="float">
            <text:p>0,00311260984496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506621175489" calcext:value-type="float">
            <text:p>0,00506621175489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0428477099092" calcext:value-type="float">
            <text:p>0,00428477099092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00643373309185" calcext:value-type="float">
            <text:p>0,0064337330918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0389405060893" calcext:value-type="float">
            <text:p>0,0038940506089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0.00721517385582" calcext:value-type="float">
            <text:p>0,00721517385582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0.00467549137291" calcext:value-type="float">
            <text:p>0,00467549137291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0.00350333022694" calcext:value-type="float">
            <text:p>0,00350333022694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0526157194589" calcext:value-type="float">
            <text:p>0,00526157194589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00369869041794" calcext:value-type="float">
            <text:p>0,00369869041794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0448013118191" calcext:value-type="float">
            <text:p>0,00448013118191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00408941079993" calcext:value-type="float">
            <text:p>0,00408941079993</text:p>
          </table:table-cell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369869041794" calcext:value-type="float">
            <text:p>0,0036986904179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00506621175489" calcext:value-type="float">
            <text:p>0,00506621175489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00565229232787" calcext:value-type="float">
            <text:p>0,00565229232787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0.00545693213688" calcext:value-type="float">
            <text:p>0,0054569321368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0682445347384" calcext:value-type="float">
            <text:p>0,00682445347384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00623837290085" calcext:value-type="float">
            <text:p>0,00623837290085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0.00291724965396" calcext:value-type="float">
            <text:p>0,00291724965396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00604301270986" calcext:value-type="float">
            <text:p>0,00604301270986</text:p>
          </table:table-cell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0048708515639" calcext:value-type="float">
            <text:p>0,0048708515639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0.00389405060893" calcext:value-type="float">
            <text:p>0,00389405060893</text:p>
          </table:table-cell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0.00584765251887" calcext:value-type="float">
            <text:p>0,005847652518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f:=STDEV([.B2:.B61])" office:value-type="float" office:value="0.00102455114738411" calcext:value-type="float">
            <text:p>0,00102455114738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8T16:49:00.781487025</dc:date>
    <meta:editing-duration>PT1M7S</meta:editing-duration>
    <meta:editing-cycles>1</meta:editing-cycles>
    <meta:document-statistic meta:table-count="1" meta:cell-count="123" meta:object-count="0"/>
    <meta:generator>LibreOffice/7.3.7.2$Linux_X86_64 LibreOffice_project/30$Build-2</meta:generator>
  </office:meta>
</office:document-meta>
</file>